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Kannada" svg:font-family="'Noto Sans Kannada'"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Herramientas" style:family="table" style:master-page-name="">
      <style:table-properties style:width="16.002cm" style:page-number="auto" table:align="margins"/>
    </style:style>
    <style:style style:name="Herramientas.A" style:family="table-column">
      <style:table-column-properties style:column-width="4.001cm" style:rel-column-width="16383*"/>
    </style:style>
    <style:style style:name="Herramientas.A1" style:family="table-cell">
      <style:table-cell-properties fo:padding="0.097cm" fo:border="0.05pt solid #000000"/>
    </style:style>
    <style:style style:name="Herramientas.A2" style:family="table-cell">
      <style:table-cell-properties fo:padding="0.097cm" fo:border-left="0.05pt solid #000000" fo:border-right="none" fo:border-top="none" fo:border-bottom="0.05pt solid #000000"/>
    </style:style>
    <style:style style:name="Herramientas.D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4" style:master-page-name="">
      <loext:graphic-properties draw:fill="none"/>
      <style:paragraph-properties fo:margin-top="0cm" fo:margin-bottom="0cm" loext:contextual-spacing="false" fo:line-height="200%" fo:text-align="justify" style:justify-single-word="false" style:page-number="auto" fo:background-color="transparent">
        <style:tab-stops>
          <style:tab-stop style:position="0.915cm"/>
        </style:tab-stops>
      </style:paragraph-properties>
      <style:text-properties officeooo:paragraph-rsid="00229244"/>
    </style:style>
    <style:style style:name="P2" style:family="paragraph" style:parent-style-name="Text_20_body" style:list-style-name="L16">
      <loext:graphic-properties draw:fill="none"/>
      <style:paragraph-properties fo:margin-left="0cm" fo:margin-right="0cm" fo:margin-top="0cm" fo:margin-bottom="0cm" loext:contextual-spacing="false" fo:line-height="200%" fo:text-align="justify" style:justify-single-word="false" fo:text-indent="1cm" style:auto-text-indent="false" fo:background-color="transparent">
        <style:tab-stops>
          <style:tab-stop style:position="0.76cm"/>
          <style:tab-stop style:position="1.356cm"/>
          <style:tab-stop style:position="1.686cm"/>
          <style:tab-stop style:position="5.756cm"/>
        </style:tab-stops>
      </style:paragraph-properties>
      <style:text-properties style:font-name="Liberation Serif" fo:font-size="12pt" style:text-underline-style="none" officeooo:rsid="002b590f" officeooo:paragraph-rsid="0021f208" style:font-size-asian="12pt" style:font-size-complex="12pt"/>
    </style:style>
    <style:style style:name="P3" style:family="paragraph" style:parent-style-name="Text_20_body" style:list-style-name="L16">
      <loext:graphic-properties draw:fill="none"/>
      <style:paragraph-properties fo:margin-left="0cm" fo:margin-right="0cm" fo:margin-top="0cm" fo:margin-bottom="0cm" loext:contextual-spacing="false" fo:line-height="200%" fo:text-align="justify" style:justify-single-word="false" fo:text-indent="1cm" style:auto-text-indent="false" fo:background-color="transparent">
        <style:tab-stops>
          <style:tab-stop style:position="0.76cm"/>
          <style:tab-stop style:position="1.356cm"/>
          <style:tab-stop style:position="1.686cm"/>
          <style:tab-stop style:position="5.756cm"/>
        </style:tab-stops>
      </style:paragraph-properties>
      <style:text-properties style:font-name="Liberation Serif" fo:font-size="12pt" officeooo:paragraph-rsid="0021f208" style:font-size-asian="12pt" style:font-size-complex="12pt"/>
    </style:style>
    <style:style style:name="P4" style:family="paragraph" style:parent-style-name="Text_20_body" style:list-style-name="L16">
      <loext:graphic-properties draw:fill="none"/>
      <style:paragraph-properties fo:margin-left="0cm" fo:margin-right="0cm" fo:margin-top="0cm" fo:margin-bottom="0cm" loext:contextual-spacing="false" fo:line-height="200%" fo:text-align="justify" style:justify-single-word="false" fo:text-indent="1cm" style:auto-text-indent="false" fo:background-color="transparent">
        <style:tab-stops>
          <style:tab-stop style:position="0.76cm"/>
          <style:tab-stop style:position="1.356cm"/>
          <style:tab-stop style:position="1.686cm"/>
          <style:tab-stop style:position="5.756cm"/>
        </style:tab-stops>
      </style:paragraph-properties>
      <style:text-properties style:font-name="Liberation Serif" fo:font-size="12pt" officeooo:rsid="001bc394" officeooo:paragraph-rsid="0021f208" style:font-size-asian="12pt" style:font-size-complex="12pt"/>
    </style:style>
    <style:style style:name="P5" style:family="paragraph" style:parent-style-name="Text_20_body" style:list-style-name="L16">
      <loext:graphic-properties draw:fill="none"/>
      <style:paragraph-properties fo:margin-left="0cm" fo:margin-right="0cm" fo:margin-top="0cm" fo:margin-bottom="0cm" loext:contextual-spacing="false" fo:line-height="200%" fo:text-align="justify" style:justify-single-word="false" fo:text-indent="1cm" style:auto-text-indent="false" fo:background-color="transparent">
        <style:tab-stops>
          <style:tab-stop style:position="0.76cm"/>
          <style:tab-stop style:position="1.356cm"/>
          <style:tab-stop style:position="1.686cm"/>
          <style:tab-stop style:position="5.756cm"/>
        </style:tab-stops>
      </style:paragraph-properties>
      <style:text-properties style:font-name="Liberation Serif" fo:font-size="12pt" officeooo:rsid="001b3ed3" officeooo:paragraph-rsid="0021f208" style:font-size-asian="12pt" style:font-size-complex="12pt"/>
    </style:style>
    <style:style style:name="P6" style:family="paragraph" style:parent-style-name="Text_20_body" style:list-style-name="L16">
      <loext:graphic-properties draw:fill="none"/>
      <style:paragraph-properties fo:margin-left="0cm" fo:margin-right="0cm" fo:margin-top="0cm" fo:margin-bottom="0cm" loext:contextual-spacing="false" fo:line-height="200%" fo:text-align="justify" style:justify-single-word="false" fo:text-indent="1cm" style:auto-text-indent="false" fo:background-color="transparent">
        <style:tab-stops>
          <style:tab-stop style:position="0.76cm"/>
          <style:tab-stop style:position="1.356cm"/>
          <style:tab-stop style:position="1.686cm"/>
          <style:tab-stop style:position="5.756cm"/>
        </style:tab-stops>
      </style:paragraph-properties>
      <style:text-properties fo:font-size="12pt" officeooo:paragraph-rsid="0021f208" style:font-size-asian="12pt" style:font-size-complex="12pt"/>
    </style:style>
    <style:style style:name="P7" style:family="paragraph" style:parent-style-name="Text_20_body" style:list-style-name="L16"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76cm"/>
          <style:tab-stop style:position="1.356cm"/>
          <style:tab-stop style:position="1.686cm"/>
          <style:tab-stop style:position="5.756cm"/>
        </style:tab-stops>
      </style:paragraph-properties>
      <style:text-properties style:font-name="Liberation Serif" fo:font-size="12pt" style:text-underline-style="none" officeooo:paragraph-rsid="0021f208" style:font-size-asian="12pt" style:font-size-complex="12pt"/>
    </style:style>
    <style:style style:name="P8" style:family="paragraph" style:parent-style-name="Text_20_body" style:list-style-name="L16"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76cm"/>
          <style:tab-stop style:position="1.356cm"/>
          <style:tab-stop style:position="1.686cm"/>
          <style:tab-stop style:position="5.756cm"/>
        </style:tab-stops>
      </style:paragraph-properties>
      <style:text-properties style:font-name="Liberation Serif" fo:font-size="12pt" style:text-underline-style="none" officeooo:paragraph-rsid="0021f208" style:font-size-asian="12pt" style:font-size-complex="12pt"/>
    </style:style>
    <style:style style:name="P9" style:family="paragraph" style:parent-style-name="Text_20_body" style:list-style-name="L29">
      <loext:graphic-properties draw:fill="none"/>
      <style:paragraph-properties fo:margin-top="0cm" fo:margin-bottom="0.282cm" loext:contextual-spacing="false" fo:line-height="200%" fo:text-align="justify" style:justify-single-word="false" fo:background-color="transparent">
        <style:tab-stops>
          <style:tab-stop style:position="0.741cm"/>
        </style:tab-stops>
      </style:paragraph-properties>
      <style:text-properties style:font-name="Liberation Serif" fo:font-size="12pt" style:text-underline-style="none" fo:font-weight="normal" officeooo:rsid="00273784" officeooo:paragraph-rsid="00250f1c" style:font-size-asian="12pt" style:font-weight-asian="normal" style:font-size-complex="12pt" style:font-weight-complex="normal"/>
    </style:style>
    <style:style style:name="P10" style:family="paragraph" style:parent-style-name="Text_20_body" style:list-style-name="L29" style:master-page-name="">
      <loext:graphic-properties draw:fill="none"/>
      <style:paragraph-properties fo:margin-top="0cm" fo:margin-bottom="0.282cm" loext:contextual-spacing="false" fo:line-height="200%" fo:text-align="justify" style:justify-single-word="false" style:page-number="auto" fo:background-color="transparent">
        <style:tab-stops>
          <style:tab-stop style:position="0.741cm"/>
        </style:tab-stops>
      </style:paragraph-properties>
      <style:text-properties style:font-name="Liberation Serif" fo:font-size="12pt" style:text-underline-style="none" fo:font-weight="normal" officeooo:rsid="00273784" officeooo:paragraph-rsid="00250f1c" style:font-size-asian="12pt" style:font-weight-asian="normal" style:font-size-complex="12pt" style:font-weight-complex="normal"/>
    </style:style>
    <style:style style:name="P11" style:family="paragraph" style:parent-style-name="Text_20_body" style:list-style-name="L29" style:master-page-name="">
      <loext:graphic-properties draw:fill="none"/>
      <style:paragraph-properties fo:margin-left="0.7cm" fo:margin-right="0cm" fo:margin-top="0cm" fo:margin-bottom="0.282cm" loext:contextual-spacing="false" fo:line-height="200%" fo:text-align="justify" style:justify-single-word="false" fo:text-indent="0cm" style:auto-text-indent="false" style:page-number="auto" fo:background-color="transparent">
        <style:tab-stops>
          <style:tab-stop style:position="0.023cm"/>
        </style:tab-stops>
      </style:paragraph-properties>
      <style:text-properties style:font-name="Liberation Serif" fo:font-size="12pt" style:text-underline-style="none" fo:font-weight="normal" officeooo:rsid="00273784" officeooo:paragraph-rsid="00250f1c" style:font-size-asian="12pt" style:font-weight-asian="normal" style:font-size-complex="12pt" style:font-weight-complex="normal"/>
    </style:style>
    <style:style style:name="P12" style:family="paragraph" style:parent-style-name="Text_20_body" style:list-style-name="L29">
      <loext:graphic-properties draw:fill="none"/>
      <style:paragraph-properties fo:margin-left="0.7cm" fo:margin-right="0cm" fo:margin-top="0cm" fo:margin-bottom="0.282cm" loext:contextual-spacing="false" fo:line-height="200%" fo:text-align="justify" style:justify-single-word="false" fo:text-indent="0cm" style:auto-text-indent="false" fo:background-color="transparent">
        <style:tab-stops>
          <style:tab-stop style:position="0.079cm"/>
        </style:tab-stops>
      </style:paragraph-properties>
      <style:text-properties style:font-name="Liberation Serif" fo:font-size="12pt" style:text-underline-style="none" fo:font-weight="normal" officeooo:rsid="00273784" officeooo:paragraph-rsid="00250f1c" style:font-size-asian="12pt" style:font-weight-asian="normal" style:font-size-complex="12pt" style:font-weight-complex="normal"/>
    </style:style>
    <style:style style:name="P13" style:family="paragraph" style:parent-style-name="Text_20_body" style:list-style-name="L29">
      <loext:graphic-properties draw:fill="none"/>
      <style:paragraph-properties fo:margin-left="0cm" fo:margin-right="0cm" fo:margin-top="0cm" fo:margin-bottom="0.282cm" loext:contextual-spacing="false" fo:line-height="200%" fo:text-align="justify" style:justify-single-word="false" fo:text-indent="0cm" style:auto-text-indent="false" fo:background-color="transparent">
        <style:tab-stops>
          <style:tab-stop style:position="0.079cm"/>
        </style:tab-stops>
      </style:paragraph-properties>
      <style:text-properties style:font-name="Liberation Serif" fo:font-size="12pt" style:text-underline-style="none" fo:font-weight="bold" officeooo:rsid="00250f1c" officeooo:paragraph-rsid="00250f1c" style:font-size-asian="12pt" style:font-weight-asian="bold" style:font-size-complex="12pt" style:font-weight-complex="bold"/>
    </style:style>
    <style:style style:name="P14" style:family="paragraph" style:parent-style-name="Standard">
      <style:paragraph-properties fo:line-height="200%" fo:text-align="justify" style:justify-single-word="false"/>
      <style:text-properties style:font-name="Liberation Serif" officeooo:paragraph-rsid="001a5d6e"/>
    </style:style>
    <style:style style:name="P15" style:family="paragraph" style:parent-style-name="Standard" style:list-style-name="L1">
      <style:paragraph-properties fo:line-height="200%" fo:text-align="justify" style:justify-single-word="false"/>
      <style:text-properties style:text-position="0% 100%" style:font-name="Liberation Serif" fo:font-size="12pt" style:text-underline-style="none" fo:font-weight="normal" officeooo:rsid="001ccadd" officeooo:paragraph-rsid="001e677b" style:font-size-asian="10.5pt" style:font-weight-asian="normal" style:font-size-complex="12pt" style:font-weight-complex="normal"/>
    </style:style>
    <style:style style:name="P16" style:family="paragraph" style:parent-style-name="Standard">
      <style:paragraph-properties fo:line-height="200%"/>
      <style:text-properties style:text-position="0% 100%" style:font-name="Liberation Serif" fo:font-size="12pt" style:text-underline-style="none" fo:font-weight="normal" officeooo:rsid="001ccadd" officeooo:paragraph-rsid="001ccadd" style:font-size-asian="10.5pt" style:font-weight-asian="normal" style:font-size-complex="12pt" style:font-weight-complex="normal"/>
    </style:style>
    <style:style style:name="P17" style:family="paragraph" style:parent-style-name="Standard">
      <style:paragraph-properties fo:line-height="200%" fo:text-align="justify" style:justify-single-word="false"/>
      <style:text-properties fo:font-size="14pt" fo:font-weight="normal" officeooo:rsid="001e677b" officeooo:paragraph-rsid="001e677b" style:font-size-asian="12.25pt" style:font-weight-asian="normal" style:font-size-complex="14pt" style:font-weight-complex="normal"/>
    </style:style>
    <style:style style:name="P18" style:family="paragraph" style:parent-style-name="Standard">
      <style:paragraph-properties fo:line-height="200%" fo:text-align="justify" style:justify-single-word="false"/>
      <style:text-properties officeooo:paragraph-rsid="001e677b"/>
    </style:style>
    <style:style style:name="P19" style:family="paragraph" style:parent-style-name="Standard">
      <style:paragraph-properties fo:line-height="200%"/>
      <style:text-properties officeooo:paragraph-rsid="001e677b"/>
    </style:style>
    <style:style style:name="P20" style:family="paragraph" style:parent-style-name="Standard" style:list-style-name="L1">
      <style:text-properties officeooo:paragraph-rsid="001a5d6e"/>
    </style:style>
    <style:style style:name="P21" style:family="paragraph" style:parent-style-name="Standard" style:list-style-name="L1">
      <style:text-properties officeooo:paragraph-rsid="0020b136"/>
    </style:style>
    <style:style style:name="P22" style:family="paragraph" style:parent-style-name="Standard" style:list-style-name="L1">
      <style:text-properties officeooo:rsid="001ccadd" officeooo:paragraph-rsid="001ccadd"/>
    </style:style>
    <style:style style:name="P23" style:family="paragraph" style:parent-style-name="Standard" style:list-style-name="L1">
      <style:text-properties officeooo:rsid="001e677b" officeooo:paragraph-rsid="001e677b"/>
    </style:style>
    <style:style style:name="P24" style:family="paragraph" style:parent-style-name="Standard">
      <style:text-properties officeooo:rsid="001e677b" officeooo:paragraph-rsid="001e677b"/>
    </style:style>
    <style:style style:name="P25" style:family="paragraph" style:parent-style-name="Standard" style:list-style-name="L1">
      <style:text-properties officeooo:rsid="001f285c" officeooo:paragraph-rsid="001f285c"/>
    </style:style>
    <style:style style:name="P26" style:family="paragraph" style:parent-style-name="Standard" style:list-style-name="L9">
      <style:text-properties fo:font-size="12pt" fo:font-weight="normal" officeooo:rsid="001f285c" officeooo:paragraph-rsid="001f285c" style:font-size-asian="10.5pt" style:font-weight-asian="normal" style:font-size-complex="12pt" style:font-weight-complex="normal"/>
    </style:style>
    <style:style style:name="P27" style:family="paragraph" style:parent-style-name="Standard" style:list-style-name="L11">
      <style:text-properties fo:font-size="12pt" fo:font-weight="normal" officeooo:rsid="001f285c" officeooo:paragraph-rsid="001f285c" style:font-size-asian="10.5pt" style:font-weight-asian="normal" style:font-size-complex="12pt" style:font-weight-complex="normal"/>
    </style:style>
    <style:style style:name="P28" style:family="paragraph" style:parent-style-name="Standard" style:list-style-name="L13">
      <style:text-properties fo:font-size="12pt" fo:font-weight="normal" officeooo:rsid="001f285c" officeooo:paragraph-rsid="001f285c" style:font-size-asian="10.5pt" style:font-weight-asian="normal" style:font-size-complex="12pt" style:font-weight-complex="normal"/>
    </style:style>
    <style:style style:name="P29" style:family="paragraph" style:parent-style-name="Standard" style:list-style-name="L10">
      <style:text-properties fo:font-size="12pt" fo:font-weight="bold" officeooo:rsid="001f285c" officeooo:paragraph-rsid="001f285c" style:font-size-asian="10.5pt" style:font-weight-asian="bold" style:font-size-complex="12pt" style:font-weight-complex="bold"/>
    </style:style>
    <style:style style:name="P30" style:family="paragraph" style:parent-style-name="Standard" style:list-style-name="L12">
      <style:text-properties fo:font-size="12pt" fo:font-weight="bold" officeooo:rsid="001f285c" officeooo:paragraph-rsid="001f285c" style:font-size-asian="10.5pt" style:font-weight-asian="bold" style:font-size-complex="12pt" style:font-weight-complex="bold"/>
    </style:style>
    <style:style style:name="P31" style:family="paragraph" style:parent-style-name="Standard" style:list-style-name="L14">
      <style:text-properties fo:font-size="12pt" fo:font-weight="bold" officeooo:rsid="001f285c" officeooo:paragraph-rsid="001f285c"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1f285c" officeooo:paragraph-rsid="00229244"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0229244" officeooo:paragraph-rsid="00229244" style:font-size-asian="10.5pt" style:font-weight-asian="bold" style:font-size-complex="12pt" style:font-weight-complex="bold"/>
    </style:style>
    <style:style style:name="P34" style:family="paragraph" style:parent-style-name="Standard">
      <style:text-properties fo:font-size="12pt" fo:font-weight="bold" officeooo:rsid="00250f1c" officeooo:paragraph-rsid="00250f1c" style:font-size-asian="10.5pt" style:font-weight-asian="bold" style:font-size-complex="12pt" style:font-weight-complex="bold"/>
    </style:style>
    <style:style style:name="P35" style:family="paragraph" style:parent-style-name="Standard" style:list-style-name="L18">
      <style:text-properties fo:font-size="12pt" officeooo:paragraph-rsid="0020b136" style:font-size-asian="12pt" style:font-size-complex="12pt"/>
    </style:style>
    <style:style style:name="P36" style:family="paragraph" style:parent-style-name="Standard">
      <style:text-properties officeooo:rsid="00250f1c" officeooo:paragraph-rsid="00250f1c"/>
    </style:style>
    <style:style style:name="P37" style:family="paragraph" style:parent-style-name="Standard" style:list-style-name="L1">
      <style:text-properties officeooo:rsid="00250f1c" officeooo:paragraph-rsid="00250f1c"/>
    </style:style>
    <style:style style:name="P38" style:family="paragraph" style:parent-style-name="Standard" style:list-style-name="L1" style:master-page-name="">
      <loext:graphic-properties draw:fill="none"/>
      <style:paragraph-properties fo:margin-left="0cm" fo:margin-right="0cm" fo:line-height="200%" fo:text-align="justify" style:justify-single-word="false" fo:text-indent="1.3cm" style:auto-text-indent="false" style:page-number="auto" fo:background-color="transparent">
        <style:tab-stops>
          <style:tab-stop style:position="1.191cm"/>
        </style:tab-stops>
      </style:paragraph-properties>
      <style:text-properties style:text-position="0% 100%" style:font-name="Liberation Serif" fo:font-size="12pt" style:text-underline-style="none" fo:font-weight="normal" officeooo:rsid="001a5d6e" officeooo:paragraph-rsid="001ccadd" style:font-size-asian="10.5pt" style:font-weight-asian="normal" style:font-size-complex="12pt" style:font-weight-complex="normal"/>
    </style:style>
    <style:style style:name="P39" style:family="paragraph" style:parent-style-name="Standard">
      <loext:graphic-properties draw:fill="none"/>
      <style:paragraph-properties fo:margin-left="0cm" fo:margin-right="0cm" fo:line-height="200%" fo:text-align="justify" style:justify-single-word="false" fo:text-indent="1.3cm" style:auto-text-indent="false" fo:background-color="transparent">
        <style:tab-stops>
          <style:tab-stop style:position="1.245cm"/>
          <style:tab-stop style:position="1.401cm"/>
        </style:tab-stops>
      </style:paragraph-properties>
      <style:text-properties officeooo:paragraph-rsid="001a5d6e"/>
    </style:style>
    <style:style style:name="P40" style:family="paragraph" style:parent-style-name="Standard" style:master-page-name="">
      <loext:graphic-properties draw:fill="none"/>
      <style:paragraph-properties fo:margin-left="0cm" fo:margin-right="0cm" fo:line-height="200%" fo:text-align="justify" style:justify-single-word="false" fo:text-indent="1.199cm" style:auto-text-indent="false" style:page-number="auto" fo:background-color="transparent">
        <style:tab-stops>
          <style:tab-stop style:position="1.799cm"/>
        </style:tab-stops>
      </style:paragraph-properties>
      <style:text-properties officeooo:paragraph-rsid="001e677b"/>
    </style:style>
    <style:style style:name="P41" style:family="paragraph" style:parent-style-name="Standard">
      <style:paragraph-properties fo:margin-left="0cm" fo:margin-right="0cm" fo:line-height="200%" fo:text-align="justify" style:justify-single-word="false" fo:text-indent="1.199cm" style:auto-text-indent="false">
        <style:tab-stops>
          <style:tab-stop style:position="1.217cm"/>
        </style:tab-stops>
      </style:paragraph-properties>
      <style:text-properties officeooo:paragraph-rsid="001e677b"/>
    </style:style>
    <style:style style:name="P42" style:family="paragraph" style:parent-style-name="Standard">
      <style:paragraph-properties fo:margin-left="0cm" fo:margin-right="0cm" fo:line-height="200%" fo:text-align="justify" style:justify-single-word="false" fo:text-indent="1.199cm" style:auto-text-indent="false">
        <style:tab-stops>
          <style:tab-stop style:position="1.931cm"/>
        </style:tab-stops>
      </style:paragraph-properties>
      <style:text-properties officeooo:paragraph-rsid="001ccadd"/>
    </style:style>
    <style:style style:name="P43" style:family="paragraph" style:parent-style-name="Standard">
      <style:paragraph-properties fo:margin-left="0cm" fo:margin-right="0cm" fo:line-height="200%" fo:text-align="justify" style:justify-single-word="false" fo:text-indent="1.199cm" style:auto-text-indent="false">
        <style:tab-stops>
          <style:tab-stop style:position="0.688cm"/>
        </style:tab-stops>
      </style:paragraph-properties>
      <style:text-properties officeooo:paragraph-rsid="001e677b"/>
    </style:style>
    <style:style style:name="P44" style:family="paragraph" style:parent-style-name="Standard">
      <style:paragraph-properties fo:margin-left="0cm" fo:margin-right="0cm" fo:line-height="200%" fo:text-align="justify" style:justify-single-word="false" fo:text-indent="1.199cm" style:auto-text-indent="false">
        <style:tab-stops>
          <style:tab-stop style:position="1.005cm"/>
        </style:tab-stops>
      </style:paragraph-properties>
      <style:text-properties style:font-name="Liberation Serif" officeooo:paragraph-rsid="001a5d6e"/>
    </style:style>
    <style:style style:name="P45" style:family="paragraph" style:parent-style-name="Standard" style:master-page-name="">
      <loext:graphic-properties draw:fill="none"/>
      <style:paragraph-properties fo:margin-left="0cm" fo:margin-right="0cm" fo:line-height="200%" fo:text-align="justify" style:justify-single-word="false" fo:text-indent="1.199cm" style:auto-text-indent="false" style:page-number="auto" fo:background-color="transparent">
        <style:tab-stops>
          <style:tab-stop style:position="0.37cm"/>
          <style:tab-stop style:position="0.503cm"/>
          <style:tab-stop style:position="1.245cm"/>
          <style:tab-stop style:position="1.401cm"/>
        </style:tab-stops>
      </style:paragraph-properties>
      <style:text-properties style:text-position="0% 100%" style:font-name="Liberation Serif" fo:font-size="12pt" style:text-underline-style="none" fo:font-weight="normal" officeooo:rsid="001a5d6e" officeooo:paragraph-rsid="001a5d6e" style:font-size-asian="10.5pt" style:font-weight-asian="normal" style:font-size-complex="12pt" style:font-weight-complex="normal"/>
    </style:style>
    <style:style style:name="P46" style:family="paragraph" style:parent-style-name="Standard" style:list-style-name="L28">
      <loext:graphic-properties draw:fill="none"/>
      <style:paragraph-properties fo:margin-top="0cm" fo:margin-bottom="0cm" loext:contextual-spacing="false" fo:line-height="200%" fo:text-align="justify" style:justify-single-word="false" fo:background-color="transparent">
        <style:tab-stops>
          <style:tab-stop style:position="0.76cm"/>
          <style:tab-stop style:position="1.356cm"/>
          <style:tab-stop style:position="1.686cm"/>
          <style:tab-stop style:position="5.756cm"/>
        </style:tab-stops>
      </style:paragraph-properties>
      <style:text-properties officeooo:paragraph-rsid="00229244"/>
    </style:style>
    <style:style style:name="P47" style:family="paragraph" style:parent-style-name="Standard" style:list-style-name="L23">
      <loext:graphic-properties draw:fill="none"/>
      <style:paragraph-properties fo:margin-top="0cm" fo:margin-bottom="0cm" loext:contextual-spacing="false" fo:line-height="200%" fo:text-align="justify" style:justify-single-word="false" fo:background-color="transparent">
        <style:tab-stops>
          <style:tab-stop style:position="0.76cm"/>
          <style:tab-stop style:position="1.356cm"/>
          <style:tab-stop style:position="1.686cm"/>
          <style:tab-stop style:position="5.756cm"/>
        </style:tab-stops>
      </style:paragraph-properties>
      <style:text-properties fo:font-size="12pt" officeooo:paragraph-rsid="0021f208" style:font-size-asian="12pt" style:font-size-complex="12pt"/>
    </style:style>
    <style:style style:name="P48" style:family="paragraph" style:parent-style-name="Standard" style:list-style-name="L26" style:master-page-name="">
      <loext:graphic-properties draw:fill="none"/>
      <style:paragraph-properties fo:margin-top="0cm" fo:margin-bottom="0cm" loext:contextual-spacing="false" fo:line-height="200%" fo:text-align="justify" style:justify-single-word="false" style:page-number="auto" fo:background-color="transparent">
        <style:tab-stops>
          <style:tab-stop style:position="0.76cm"/>
          <style:tab-stop style:position="1.356cm"/>
          <style:tab-stop style:position="1.686cm"/>
          <style:tab-stop style:position="5.756cm"/>
        </style:tab-stops>
      </style:paragraph-properties>
      <style:text-properties style:font-name="Liberation Serif" fo:font-size="12pt" officeooo:rsid="002180ba" officeooo:paragraph-rsid="00229244" style:font-size-asian="12pt" style:font-size-complex="12pt"/>
    </style:style>
    <style:style style:name="P49" style:family="paragraph" style:parent-style-name="List_20_Paragraph">
      <style:paragraph-properties fo:text-align="justify" style:justify-single-word="false"/>
      <style:text-properties style:font-name="Liberation Serif" officeooo:paragraph-rsid="001a5d6e"/>
    </style:style>
    <style:style style:name="P50" style:family="paragraph" style:parent-style-name="List_20_Paragraph" style:list-style-name="L19">
      <style:paragraph-properties fo:margin-left="1.199cm" fo:margin-right="0cm" fo:line-height="200%" fo:text-align="justify" style:justify-single-word="false" fo:text-indent="-0.64cm" style:auto-text-indent="false">
        <style:tab-stops>
          <style:tab-stop style:position="1.164cm"/>
        </style:tab-stops>
      </style:paragraph-properties>
      <style:text-properties officeooo:paragraph-rsid="001e677b"/>
    </style:style>
    <style:style style:name="P51" style:family="paragraph" style:parent-style-name="List_20_Paragraph" style:list-style-name="L6">
      <style:paragraph-properties fo:margin-left="1.199cm" fo:margin-right="0cm" fo:line-height="200%" fo:text-align="justify" style:justify-single-word="false" fo:text-indent="-0.64cm" style:auto-text-indent="false">
        <style:tab-stops/>
      </style:paragraph-properties>
      <style:text-properties style:font-name="Liberation Serif" officeooo:paragraph-rsid="001a5d6e"/>
    </style:style>
    <style:style style:name="P52" style:family="paragraph" style:parent-style-name="List_20_Paragraph" style:list-style-name="L5">
      <style:paragraph-properties fo:margin-left="1.199cm" fo:margin-right="0cm" fo:line-height="200%" fo:text-align="justify" style:justify-single-word="false" fo:text-indent="-0.64cm" style:auto-text-indent="false">
        <style:tab-stops/>
      </style:paragraph-properties>
      <style:text-properties style:font-name="Liberation Serif" officeooo:paragraph-rsid="001a5d6e"/>
    </style:style>
    <style:style style:name="P53" style:family="paragraph" style:parent-style-name="List_20_Paragraph" style:list-style-name="L4">
      <style:paragraph-properties fo:margin-left="1.199cm" fo:margin-right="0cm" fo:line-height="200%" fo:text-align="justify" style:justify-single-word="false" fo:text-indent="-0.64cm" style:auto-text-indent="false">
        <style:tab-stops/>
      </style:paragraph-properties>
      <style:text-properties style:font-name="Liberation Serif" officeooo:paragraph-rsid="001a5d6e"/>
    </style:style>
    <style:style style:name="P54" style:family="paragraph" style:parent-style-name="List_20_Paragraph" style:list-style-name="L19" style:master-page-name="">
      <loext:graphic-properties draw:fill="none"/>
      <style:paragraph-properties fo:margin-left="1.199cm" fo:margin-right="0cm" fo:margin-top="0cm" fo:margin-bottom="0.282cm" loext:contextual-spacing="true" fo:line-height="200%" fo:text-align="justify" style:justify-single-word="false" fo:text-indent="-0.64cm" style:auto-text-indent="false" style:page-number="auto" fo:background-color="transparent">
        <style:tab-stops>
          <style:tab-stop style:position="1.164cm"/>
        </style:tab-stops>
      </style:paragraph-properties>
      <style:text-properties fo:font-size="12pt" fo:font-weight="normal" officeooo:paragraph-rsid="001e677b" style:font-size-asian="10.5pt" style:font-weight-asian="normal" style:font-size-complex="12pt" style:font-weight-complex="normal"/>
    </style:style>
    <style:style style:name="P55" style:family="paragraph" style:parent-style-name="Table_20_Contents">
      <style:paragraph-properties fo:text-align="justify" style:justify-single-word="false"/>
    </style:style>
    <style:style style:name="P56" style:family="paragraph" style:parent-style-name="Table_20_Contents">
      <style:paragraph-properties fo:text-align="justify" style:justify-single-word="false"/>
      <style:text-properties officeooo:rsid="00229244" officeooo:paragraph-rsid="00229244"/>
    </style:style>
    <style:style style:name="P57" style:family="paragraph" style:parent-style-name="Table_20_Contents">
      <style:paragraph-properties fo:text-align="justify" style:justify-single-word="false"/>
      <style:text-properties fo:font-weight="bold" officeooo:rsid="00229244" officeooo:paragraph-rsid="00229244" style:font-weight-asian="bold" style:font-weight-complex="bold"/>
    </style:style>
    <style:style style:name="T1" style:family="text">
      <style:text-properties style:text-position="0% 100%"/>
    </style:style>
    <style:style style:name="T2" style:family="text">
      <style:text-properties style:text-position="0% 100%" style:font-name="Liberation Serif" fo:font-size="14pt" style:text-underline-style="none" fo:font-weight="bold" style:font-size-asian="12.25pt" style:font-weight-asian="bold" style:font-size-complex="14pt" style:font-weight-complex="bold"/>
    </style:style>
    <style:style style:name="T3" style:family="text">
      <style:text-properties style:text-position="0% 100%" style:font-name="Liberation Serif" fo:font-size="14pt" style:text-underline-style="none" fo:font-weight="bold" officeooo:rsid="001a5d6e" style:font-size-asian="12.25pt" style:font-weight-asian="bold" style:font-size-complex="14pt" style:font-weight-complex="bold"/>
    </style:style>
    <style:style style:name="T4" style:family="text">
      <style:text-properties style:text-position="0% 100%" style:font-name="Liberation Serif" fo:font-size="14pt" style:text-underline-style="none" fo:font-weight="bold" officeooo:rsid="001f285c" style:font-size-asian="12.25pt" style:font-weight-asian="bold" style:font-size-complex="14pt" style:font-weight-complex="bold"/>
    </style:style>
    <style:style style:name="T5" style:family="text">
      <style:text-properties style:text-position="0% 100%" style:font-name="Liberation Serif" fo:font-size="14pt" style:text-underline-style="none" fo:font-weight="bold" officeooo:rsid="001e677b" style:font-size-asian="12.25pt" style:font-weight-asian="bold" style:font-size-complex="14pt" style:font-weight-complex="bold"/>
    </style:style>
    <style:style style:name="T6" style:family="text">
      <style:text-properties style:text-position="0% 100%" style:font-name="Liberation Serif" fo:font-size="14pt" style:text-underline-style="none" style:font-size-asian="12.25pt" style:font-size-complex="14pt"/>
    </style:style>
    <style:style style:name="T7" style:family="text">
      <style:text-properties style:text-position="0% 100%" style:font-name="Liberation Serif" fo:font-size="12pt" style:text-underline-style="none" fo:font-weight="normal" officeooo:rsid="001a5d6e" style:font-size-asian="10.5pt" style:font-weight-asian="normal" style:font-size-complex="12pt" style:font-weight-complex="normal"/>
    </style:style>
    <style:style style:name="T8" style:family="text">
      <style:text-properties style:text-position="0% 100%" style:font-name="Liberation Serif" fo:font-size="12pt" style:text-underline-style="none" fo:font-weight="normal" officeooo:rsid="0020b136" style:font-size-asian="12pt" style:font-weight-asian="normal" style:font-size-complex="12pt" style:font-weight-complex="normal"/>
    </style:style>
    <style:style style:name="T9" style:family="text">
      <style:text-properties style:text-position="0% 100%" style:font-name="Liberation Serif" fo:font-size="12pt" style:text-underline-style="none" fo:font-weight="normal" officeooo:rsid="00229244" style:font-size-asian="12pt" style:font-weight-asian="normal" style:font-size-complex="12pt" style:font-weight-complex="normal"/>
    </style:style>
    <style:style style:name="T10" style:family="text">
      <style:text-properties style:text-position="0% 100%" style:font-name="Liberation Serif" style:text-underline-style="none"/>
    </style:style>
    <style:style style:name="T11" style:family="text">
      <style:text-properties style:text-position="0% 100%" style:font-name="Liberation Serif" style:text-underline-style="none" fo:font-weight="bold" style:font-weight-asian="bold" style:font-weight-complex="bold"/>
    </style:style>
    <style:style style:name="T12" style:family="text">
      <style:text-properties style:text-position="0% 100%" style:font-name="Liberation Serif" style:text-underline-style="none" fo:font-weight="bold" officeooo:rsid="0020b136" style:font-weight-asian="bold" style:font-weight-complex="bold"/>
    </style:style>
    <style:style style:name="T13" style:family="text">
      <style:text-properties style:text-position="0% 100%" style:font-name="Liberation Serif" style:text-underline-style="none" fo:font-weight="bold" officeooo:rsid="0021f208" style:font-weight-asian="bold" style:font-weight-complex="bold"/>
    </style:style>
    <style:style style:name="T14" style:family="text">
      <style:text-properties style:text-position="0% 100%" style:font-name="Liberation Serif" style:text-underline-style="none" officeooo:rsid="0020b136"/>
    </style:style>
    <style:style style:name="T15" style:family="text">
      <style:text-properties style:text-position="0% 100%" style:font-name="Liberation Serif" style:text-underline-style="none" fo:font-weight="normal" officeooo:rsid="002b590f" style:font-weight-asian="normal" style:font-weight-complex="normal"/>
    </style:style>
    <style:style style:name="T16" style:family="text">
      <style:text-properties style:text-position="0% 100%" style:font-name="Liberation Serif" style:text-underline-style="none" fo:font-weight="normal" officeooo:rsid="0025322f" style:font-weight-asian="normal" style:font-weight-complex="normal"/>
    </style:style>
    <style:style style:name="T17" style:family="text">
      <style:text-properties style:text-position="0% 100%" style:font-name="Liberation Serif" style:text-underline-style="none" officeooo:rsid="00229244"/>
    </style:style>
    <style:style style:name="T18" style:family="text">
      <style:text-properties style:text-position="0% 100%" style:font-name="Liberation Serif" fo:language="en" fo:country="US" style:text-underline-style="none" officeooo:rsid="001ccadd"/>
    </style:style>
    <style:style style:name="T19" style:family="text">
      <style:text-properties style:text-position="0% 100%" style:text-underline-style="none"/>
    </style:style>
    <style:style style:name="T20" style:family="text">
      <style:text-properties style:text-position="0% 100%" style:text-underline-style="none" fo:font-weight="bold" officeooo:rsid="0020b136" style:font-weight-asian="bold" style:font-weight-complex="bold"/>
    </style:style>
    <style:style style:name="T21" style:family="text">
      <style:text-properties style:text-position="0% 100%" style:text-underline-style="none" fo:font-weight="bold" officeooo:rsid="00229244" style:font-weight-asian="bold" style:font-weight-complex="bold"/>
    </style:style>
    <style:style style:name="T22" style:family="text">
      <style:text-properties fo:language="en" fo:country="US"/>
    </style:style>
    <style:style style:name="T23" style:family="text">
      <style:text-properties fo:language="en" fo:country="US" fo:font-weight="bold" style:font-weight-asian="bold"/>
    </style:style>
    <style:style style:name="T24" style:family="text">
      <style:text-properties fo:font-weight="normal" style:font-weight-asian="normal" style:font-weight-complex="normal"/>
    </style:style>
    <style:style style:name="T25" style:family="text">
      <style:text-properties officeooo:rsid="0022d222"/>
    </style:style>
    <style:style style:name="T26" style:family="text">
      <style:text-properties officeooo:rsid="001bc394"/>
    </style:style>
    <style:style style:name="T27" style:family="text">
      <style:text-properties officeooo:rsid="00169879"/>
    </style:style>
    <style:style style:name="T28" style:family="text">
      <style:text-properties officeooo:rsid="002ada22"/>
    </style:style>
    <style:style style:name="T29" style:family="text">
      <style:text-properties officeooo:rsid="001d6c19"/>
    </style:style>
    <style:style style:name="T30" style:family="text">
      <style:text-properties officeooo:rsid="0023acd8"/>
    </style:style>
    <style:style style:name="T31" style:family="text">
      <style:text-properties officeooo:rsid="001c3161"/>
    </style:style>
    <style:style style:name="T32" style:family="text">
      <style:text-properties officeooo:rsid="0033cc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3"/></text:p>
      <text:list xml:id="list8957395489158300859" text:style-name="L1">
        <text:list-item>
          <text:p text:style-name="P37"><text:span text:style-name="T3">O</text:span><text:span text:style-name="T2">bjetivos</text:span></text:p>
        </text:list-item>
      </text:list>
      <text:p text:style-name="P34"><text:span text:style-name="T10">Objetivos Generales</text:span></text:p>
      <text:list xml:id="list7732842786371989024" text:style-name="L29">
        <text:list-item>
          <text:p text:style-name="P11">Desarrollar una propuesta de sistema de información para gestionar la documentación de los docentes de la coordinación de la UNICAH-SI.</text:p>
        </text:list-item>
        <text:list-item>
          <text:p text:style-name="P12"><text:span text:style-name="T1">Hacer uso de los conocimientos adquiridos a lo largo de la carrera.</text:span></text:p>
          <text:p text:style-name="P13"><text:span text:style-name="T1">Objetivos Específicos</text:span></text:p>
        </text:list-item>
        <text:list-item>
          <text:p text:style-name="P10">Analizar y diseñar el sistema “<text:span text:style-name="T32">Regi-Vit</text:span>”.</text:p>
        </text:list-item>
        <text:list-item>
          <text:p text:style-name="P9">Elaborar y ejecutar un plan de pruebas al sistema.</text:p>
        </text:list-item>
        <text:list-item>
          <text:p text:style-name="P9">Diseñar y codificar los siguientes módulos:(En listar)</text:p>
        </text:list-item>
        <text:list-item text:start-value="1">
          <text:p text:style-name="P9"><text:span text:style-name="T1">Instalar e implementar el sistema finalizado.</text:span></text:p>
        </text:list-item>
      </text:list>
      <text:list xml:id="list235651608810226" text:continue-list="list8957395489158300859" text:style-name="L1">
        <text:list-item>
          <text:p text:style-name="P22"><text:span text:style-name="T3">C</text:span><text:span text:style-name="T2">ronograma de Actividades</text:span><text:span text:style-name="T4">(PENDIENTE)</text:span></text:p>
        </text:list-item>
        <text:list-item>
          <text:p text:style-name="P20"><text:span text:style-name="T3">Identificación del Problema</text:span></text:p>
        </text:list-item>
      </text:list>
      <text:p text:style-name="P45">En el departamento de coordinación académica de la Universidad Católica de Honduras Campus San Isidro, se ha observado problemas para gestionar los documentos del expediente de los docentes que laboran en el campus y los que están por contratar. En la actualidad dicho proceso se maneja de forma manual, creando expedientes en físico el cuál se completa con la siguiente información:</text:p>
      <text:p text:style-name="P14">Solapa n° 1</text:p>
      <text:list xml:id="list6771269620842305468" text:style-name="L4">
        <text:list-item>
          <text:p text:style-name="P53">Curriculum Vitae con la documentación que respalde la competencia.</text:p>
        </text:list-item>
        <text:list-item>
          <text:p text:style-name="P53">Solicitud de empleado (REG-RH.102).</text:p>
        </text:list-item>
        <text:list-item>
          <text:p text:style-name="P53">Hoja de antecedentes penales por autoridades competentes (no aplica para docentes invitados).</text:p>
        </text:list-item>
        <text:list-item>
          <text:p text:style-name="P53">2 recomendaciones personales.</text:p>
        </text:list-item>
        <text:list-item>
          <text:p text:style-name="P53">2 constancias de trabajo preferiblemente en área docente.</text:p>
        </text:list-item>
        <text:list-item>
          <text:p text:style-name="P53">Constancia del párroco que es miembro activo de la iglesia y en caso de ser sacerdote permiso del obispo. </text:p>
        </text:list-item>
        <text:list-item>
          <text:p text:style-name="P53">2 fotografías tamaño carnet, a color. </text:p>
        </text:list-item>
        <text:list-item>
          <text:p text:style-name="P53">Revisión de documentos y entrevista inicial REG. RH.144</text:p>
        </text:list-item>
        <text:list-item>
          <text:p text:style-name="P53"><text:soft-page-break/>Informe de pruebas psicológicas REG-RH.145.</text:p>
        </text:list-item>
        <text:list-item>
          <text:p text:style-name="P53">Evaluación clase magistral REG-RH.146.</text:p>
        </text:list-item>
        <text:list-item>
          <text:p text:style-name="P53">Inducción del nuevo empleado REG.RH.119.</text:p>
        </text:list-item>
      </text:list>
      <text:p text:style-name="P14">Solapa n° 2</text:p>
      <text:list xml:id="list3415571728053731445" text:style-name="L5">
        <text:list-item>
          <text:p text:style-name="P52">Fotocopia de Título (ambos lados) incorporado a la dirección educativa superior.</text:p>
        </text:list-item>
        <text:list-item>
          <text:p text:style-name="P52">Fotocopia de Tarjeta de Identidad por ambos lados al 200%.</text:p>
        </text:list-item>
        <text:list-item>
          <text:p text:style-name="P52">Fotocopia de Carné de colegiación o documento que evidencie la colegiación.</text:p>
        </text:list-item>
        <text:list-item>
          <text:p text:style-name="P52">Fotocopia de Carné de seguro social.</text:p>
        </text:list-item>
        <text:list-item>
          <text:p text:style-name="P52">Fotocopia de Residencia (para extranjeros).</text:p>
        </text:list-item>
        <text:list-item>
          <text:p text:style-name="P52">Fotocopia de Permiso de trabajo (para extranjeros).</text:p>
        </text:list-item>
        <text:list-item>
          <text:p text:style-name="P52">Contrato de trabajo REG-RH.106.</text:p>
        </text:list-item>
        <text:list-item>
          <text:p text:style-name="P52">Autos REG-RH.135.</text:p>
        </text:list-item>
        <text:list-item>
          <text:p text:style-name="P52">Carga Académica del Docente REG-RH.118 o REG-RH.122.</text:p>
        </text:list-item>
        <text:list-item>
          <text:p text:style-name="P52">Número de cuenta del banco (a nombre de la persona a contratar).</text:p>
        </text:list-item>
        <text:list-item>
          <text:p text:style-name="P52">Cuadro de ponderación para evaluación de competencias REG.RH138.</text:p>
        </text:list-item>
        <text:list-item>
          <text:p text:style-name="P52">Ficha de Datos Personales REG-RH.120.</text:p>
        </text:list-item>
      </text:list>
      <text:p text:style-name="P49"/>
      <text:p text:style-name="P44">Una vez completado el expediente es enviado a unidad académica en Tegucigalpa, quiénes se encargan de archivarlos. Esto presenta problemas como pérdida de información ocasionando que el coordinador académico del campus tenga que volver a completar los documentos. </text:p>
      <text:p text:style-name="P14">La actual gestión de documentos presenta una serie de problemas que se detallan a continuación:</text:p>
      <text:list xml:id="list4084749727997212706" text:style-name="L6">
        <text:list-item>
          <text:p text:style-name="P51">Duplicación del trabajo.</text:p>
        </text:list-item>
        <text:list-item>
          <text:p text:style-name="P51">Menor seguridad.</text:p>
        </text:list-item>
        <text:list-item>
          <text:p text:style-name="P51">Requiere espacio físico en la oficina.</text:p>
        </text:list-item>
        <text:list-item>
          <text:p text:style-name="P51">Ineficiencia en el proceso, ya que cada cambio por pequeño que sea implica realizar nuevamente la gestión.</text:p>
        </text:list-item>
        <text:list-item>
          <text:p text:style-name="P51">Limitación al momento de consultar los expedientes.</text:p>
        </text:list-item>
      </text:list>
      <text:p text:style-name="P49"/>
      <text:p text:style-name="P42"><text:span text:style-name="T7">Dada esa problemática surgió la necesidad de realizar una aplicación para llevar el control de los expedientes de docentes, permitiendo su creación y manipulación desde cualquier ordenador.</text:span></text:p>
      <text:list xml:id="list235649939741918" text:continue-list="list235651608810226" text:style-name="L1">
        <text:list-item>
          <text:p text:style-name="P23"><text:span text:style-name="T3">A</text:span><text:span text:style-name="T2">spectos Generales del Software</text:span><text:span text:style-name="T4">(PENDIENTE)</text:span></text:p>
          <text:p text:style-name="P23"><text:soft-page-break/><text:span text:style-name="T2"/></text:p>
        </text:list-item>
        <text:list-item>
          <text:p text:style-name="P23"><text:span text:style-name="T2">Entrevista</text:span></text:p>
        </text:list-item>
      </text:list>
      <text:p text:style-name="P19"><text:span text:style-name="T23">Entrevista 1, 31 de Enero de 2017</text:span></text:p>
      <text:p text:style-name="P19"><text:span text:style-name="T22">Duración 7:00pm – 8:20pm</text:span></text:p>
      <text:p text:style-name="P41"><text:span text:style-name="T22">Se solicitó por parte del Ing. Marcel Escobar, coordinador académico, un portal web la cual permita llevar la gestión de los documentos solicitados a las personas que aspiran a una plaza en la Universidad Católica de Honduras. Todo aspirante a ser contratado podrá ingresar a la aplicación para poder completar todos los requisitos solicitados. De igual manera las personas ya contratadas podrán agregar documentos recientes y así poder actualizar su CV.</text:span></text:p>
      <text:p text:style-name="P18"><text:span text:style-name="T23"/></text:p>
      <text:p text:style-name="P18"><text:span text:style-name="T23"/></text:p>
      <text:p text:style-name="P18"><text:span text:style-name="T23"/></text:p>
      <text:p text:style-name="P18"><text:span text:style-name="T23"/></text:p>
      <text:p text:style-name="P18"><text:span text:style-name="T23">Entrevista 2, 7 de Febrero de 2017</text:span></text:p>
      <text:p text:style-name="P18"><text:span text:style-name="T22">Duración 7:00pm-8:00pm</text:span></text:p>
      <text:p text:style-name="P40"><text:span text:style-name="T22">Durante esta entrevista con el Ing. Marcel Escobar se discutió cuáles eran los formularios que van a ser llenados y los documentos que van a subir los usuarios al sistema. A su vez proporciono las plantillas de los formularios y cuáles son sus campos obligatorios.</text:span></text:p>
      <text:p text:style-name="P18"><text:span text:style-name="T23">Entrevista 3, 20 de Febrero de 2017</text:span></text:p>
      <text:p text:style-name="P18"><text:span text:style-name="T22">Duración 4:00pm-5:00pm</text:span></text:p>
      <text:p text:style-name="P43"><text:span text:style-name="T22">Se especificó por parte del Ing. Mario Escobar, coordinador académico, el procedimiento de contratación:</text:span></text:p>
      <text:list xml:id="list979272661033756702" text:style-name="L19">
        <text:list-item>
          <text:p text:style-name="P50"><text:span text:style-name="T22">El aspirante debe presenta su Curriculum Vitae.</text:span></text:p>
        </text:list-item>
        <text:list-item>
          <text:p text:style-name="P50"><text:span text:style-name="T22">Se realiza una entrevista con el coordinador del área, quien le entrega dos formularios el de solicitud de empleo y el de datos personales. </text:span></text:p>
        </text:list-item>
        <text:list-item>
          <text:p text:style-name="P50"><text:span text:style-name="T22">Se coordina la prueba pedagógica, la cual se realiza con tres catedráticos y se elige un tema relaciona con el área del solicitante. </text:span></text:p>
        </text:list-item>
        <text:list-item>
          <text:p text:style-name="P50"><text:soft-page-break/><text:span text:style-name="T22">Al aspirante se le aplica unas pruebas psicológicas por parte del área de Bienestar Universitario.</text:span></text:p>
        </text:list-item>
        <text:list-item>
          <text:p text:style-name="P50"><text:span text:style-name="T22">Después del dictamen de las pruebas psicológicas, se realiza una entrevista con la dirección del campus (se necesitan al menos tres candidatos para que se realice esta entrevista).</text:span></text:p>
        </text:list-item>
        <text:list-item>
          <text:p text:style-name="P50"><text:span text:style-name="T22">Se analiza si los candidatos cumplen todos los requisitos del puesto.</text:span></text:p>
        </text:list-item>
        <text:list-item>
          <text:p text:style-name="P50"><text:span text:style-name="T22">Si el aspirante cumple los requisitos sus documentos son enviados a la Oficina de Recursos Humanos de la Universidad. Donde realizan otra serie de verificaciones a los documentos.</text:span></text:p>
        </text:list-item>
        <text:list-item>
          <text:p text:style-name="P54"><text:span text:style-name="T18">Se realiza una entrevista con el rector de la universidad, en caso que el rector de su aprobación, y después regresa a las instalaciones de administración donde se realizan los trámites de incorporación a la planilla del campus.</text:span></text:p>
        </text:list-item>
      </text:list>
      <text:list xml:id="list235650475810338" text:continue-list="list235649939741918" text:style-name="L1">
        <text:list-header>
          <text:p text:style-name="P15"><text:span text:style-name="T2"/></text:p>
        </text:list-header>
        <text:list-item>
          <text:p text:style-name="P21"><text:span text:style-name="T5">Análisis de los requerimientos del Sistema</text:span></text:p>
        </text:list-item>
      </text:list>
      <text:list xml:id="list4048232882653994008" text:style-name="L18">
        <text:list-item>
          <text:p text:style-name="P35"><text:span text:style-name="T12">Requerimientos Funcionales</text:span></text:p>
        </text:list-item>
      </text:list>
      <text:list xml:id="list5617559242145148526" text:style-name="L16">
        <text:list-item>
          <text:p text:style-name="P7">Todo aspirante <text:s/>podrá subir documentos solicitados <text:span text:style-name="T25">por el administrador </text:span>a la aplicación.</text:p>
        </text:list-item>
        <text:list-item>
          <text:p text:style-name="P2">Una vez completado la documentación del aspirante, el administrador del sistema podrá decidir cambiar el estado del aspirante a catedrático contratado.</text:p>
        </text:list-item>
        <text:list-item>
          <text:p text:style-name="P7">Todo <text:s/>catedrático <text:span text:style-name="T26">contratado debe completar el expediente subiendo los siguientes documentos(En listar). <text:s/></text:span></text:p>
        </text:list-item>
        <text:list-item>
          <text:p text:style-name="P3"><text:span text:style-name="T27">El </text:span>Personal contratado <text:span text:style-name="T26">solo </text:span>podrá agregar documentos <text:s/>y actualizar<text:span text:style-name="T26">los</text:span> <text:span text:style-name="T26">en el tiempo establecido por el administrador del sistema.</text:span></text:p>
        </text:list-item>
        <text:list-item>
          <text:p text:style-name="P4"><text:span text:style-name="T25">U</text:span>na vez completado el expediente <text:span text:style-name="T28">del catedrático contratado</text:span> <text:span text:style-name="T25">y aprobado por el administrador del sistema, el catedrático contratado no podrá</text:span> hacer ninguna <text:span text:style-name="T29">modificación.</text:span></text:p>
        </text:list-item>
        <text:list-item>
          <text:p text:style-name="P3">El sistema debe de ser capaz de permitir al administrador crear <text:span text:style-name="T30">los perfiles de los aspirantes o docentes.</text:span></text:p>
        </text:list-item>
        <text:list-item>
          <text:p text:style-name="P3"><text:soft-page-break/>El sistema debe <text:s/><text:span text:style-name="T31">generar reportes de</text:span> los documentos faltantes <text:span text:style-name="T30">a completar por aspirante y catedrático.</text:span></text:p>
        </text:list-item>
        <text:list-item>
          <text:p text:style-name="P5">Deberá reconocer si el aspirante es residente o extranjero para determinar la documentación necesaria.</text:p>
        </text:list-item>
        <text:list-item>
          <text:p text:style-name="P6"><text:span text:style-name="T15">El sistema podrá permitir al administrador </text:span><text:span text:style-name="T16">cambiar el estado de </text:span><text:span text:style-name="T15">un usuario de activo </text:span><text:span text:style-name="T16">a inactivo </text:span><text:span text:style-name="T15">y viceversa.</text:span></text:p>
        </text:list-item>
      </text:list>
      <text:list xml:id="list7903027078787409854" text:style-name="L23">
        <text:list-item>
          <text:p text:style-name="P47"><text:span text:style-name="T12">Requerimientos </text:span><text:span text:style-name="T13">No </text:span><text:span text:style-name="T12">Funcionales</text:span></text:p>
        </text:list-item>
      </text:list>
      <text:list xml:id="list3357165023282623568" text:style-name="L24">
        <text:list-item>
          <text:p text:style-name="P1"><text:span text:style-name="T8">Debe ser capaz de realizar búsquedas de los aspirantes por nombre o carrera.</text:span></text:p>
        </text:list-item>
      </text:list>
      <text:list xml:id="list5230372962751279239" text:style-name="L26">
        <text:list-item>
          <text:p text:style-name="P48"><text:span text:style-name="T20">Requerimientos </text:span><text:span text:style-name="T21">Normales</text:span></text:p>
        </text:list-item>
      </text:list>
      <text:list xml:id="list1481859724102856671" text:style-name="L28">
        <text:list-item>
          <text:p text:style-name="P46"><text:span text:style-name="T9">Deberá ser amigable(Definir mejor y especificar)</text:span></text:p>
        </text:list-item>
      </text:list>
      <text:list xml:id="list235650242481362" text:continue-list="list235650475810338" text:style-name="L1">
        <text:list-item>
          <text:p text:style-name="P23"><text:span text:style-name="T2">Análisis de las necesidades de información del Sistema</text:span><text:span text:style-name="T4">(PENDIENTE)</text:span></text:p>
        </text:list-item>
      </text:list>
      <text:p text:style-name="P24"><text:span text:style-name="T4"/></text:p>
      <text:p text:style-name="P24"><text:span text:style-name="T4"/></text:p>
      <text:list xml:id="list235650597142059" text:continue-numbering="true" text:style-name="L1">
        <text:list-item>
          <text:p text:style-name="P25"><text:span text:style-name="T2">Herramientas </text:span></text:p>
        </text:list-item>
      </text:list>
      <table:table table:name="Herramientas" table:style-name="Herramientas">
        <table:table-column table:style-name="Herramientas.A" table:number-columns-repeated="4"/>
        <table:table-row>
          <table:table-cell table:style-name="Herramientas.A1" table:number-columns-spanned="4" office:value-type="string">
            <text:p text:style-name="P33">Herramientas</text:p>
          </table:table-cell>
          <table:covered-table-cell/>
          <table:covered-table-cell/>
          <table:covered-table-cell/>
        </table:table-row>
        <table:table-row>
          <table:table-cell table:style-name="Herramientas.A2" office:value-type="string">
            <text:p text:style-name="P32"><text:span text:style-name="T17">D</text:span><text:span text:style-name="T10">e Programación</text:span></text:p>
          </table:table-cell>
          <table:table-cell table:style-name="Herramientas.A2" office:value-type="string">
            <text:p text:style-name="P32"><text:span text:style-name="T17">D</text:span><text:span text:style-name="T10">e Diseño</text:span></text:p>
          </table:table-cell>
          <table:table-cell table:style-name="Herramientas.A2" office:value-type="string">
            <text:p text:style-name="P57">Editor de Texto</text:p>
          </table:table-cell>
          <table:table-cell table:style-name="Herramientas.D2" office:value-type="string">
            <text:p text:style-name="P57">De Diagramación</text:p>
          </table:table-cell>
        </table:table-row>
        <table:table-row>
          <table:table-cell table:style-name="Herramientas.A2" office:value-type="string">
            <text:p text:style-name="P56">PhpStorm</text:p>
          </table:table-cell>
          <table:table-cell table:style-name="Herramientas.A2" office:value-type="string">
            <text:p text:style-name="P56">Corel Draw x8</text:p>
          </table:table-cell>
          <table:table-cell table:style-name="Herramientas.A2" office:value-type="string">
            <text:p text:style-name="P56">Microsoft Word</text:p>
          </table:table-cell>
          <table:table-cell table:style-name="Herramientas.D2" office:value-type="string">
            <text:p text:style-name="P56">Draw.io</text:p>
          </table:table-cell>
        </table:table-row>
        <table:table-row>
          <table:table-cell table:style-name="Herramientas.A2" office:value-type="string">
            <text:p text:style-name="P56">MySQL WorkBench</text:p>
          </table:table-cell>
          <table:table-cell table:style-name="Herramientas.A2" office:value-type="string">
            <text:p text:style-name="P56">Frameware Laravel</text:p>
          </table:table-cell>
          <table:table-cell table:style-name="Herramientas.A2" office:value-type="string">
            <text:p text:style-name="P56">Microsoft Excel</text:p>
          </table:table-cell>
          <table:table-cell table:style-name="Herramientas.D2" office:value-type="string">
            <text:p text:style-name="P55"/>
          </table:table-cell>
        </table:table-row>
      </table:table>
      <text:p text:style-name="P39"><text:span text:style-name="T7"/></text:p>
      <text:p text:style-name="P17"/>
      <text:p text:style-name="P16"><text:span text:style-name="T23"/></text:p>
      <text:list xml:id="list235650466751303" text:continue-numbering="true" text:style-name="L1">
        <text:list-item>
          <text:list>
            <text:list-item>
              <text:list>
                <text:list-item>
                  <text:list>
                    <text:list-item>
                      <text:list>
                        <text:list-item>
                          <text:list>
                            <text:list-item>
                              <text:list>
                                <text:list-item>
                                  <text:list>
                                    <text:list-item>
                                      <text:list>
                                        <text:list-item>
                                          <text:list>
                                            <text:list-header>
                                              <text:p text:style-name="P38"/>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Kannada" svg:font-family="'Noto Sans Kannada'"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H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21:39:45.085549802</meta:creation-date>
    <dc:date>2018-06-14T23:56:49.417291303</dc:date>
    <meta:editing-duration>PT14M41S</meta:editing-duration>
    <meta:editing-cycles>2</meta:editing-cycles>
    <meta:generator>LibreOffice/5.1.2.2$Linux_X86_64 LibreOffice_project/10m0$Build-2</meta:generator>
    <meta:document-statistic meta:table-count="1" meta:image-count="0" meta:object-count="0" meta:page-count="5" meta:paragraph-count="93" meta:word-count="1040" meta:character-count="6642" meta:non-whitespace-character-count="5746"/>
  </office:meta>
</office:document-meta>
</file>